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shapes>
          <draw:frame draw:z-index="1" draw:style-name="gr1" svg:width="6.3031in" svg:height="3.5398in" svg:x="2.8339in" svg:y="0.2406in">
            <draw:object draw:notify-on-update-of-ranges="Sheet1.A1:Sheet1.A1 Sheet1.A2:Sheet1.A43 Sheet1.B1:Sheet1.B1 Sheet1.B2:Sheet1.B43 Sheet1.C1:Sheet1.C1 Sheet1.C2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SL2561</text:p>
          </table:table-cell>
          <table:table-cell office:value-type="string">
            <text:p>Luxmeter</text:p>
          </table:table-cell>
        </table:table-row>
        <table:table-row table:style-name="ro2">
          <table:table-cell office:value-type="float" office:value="0">
            <office:annotation draw:style-name="gr2" draw:text-style-name="P1" svg:width="1.1413in" svg:height="0.3902in" svg:x="1.1248in" svg:y="0.1756in" draw:caption-point-x="-0.2402in" draw:caption-point-y="0.0039in">
              <dc:date>2013-02-27T00:00:00</dc:date>
              <text:p text:style-name="P1"/>
              <text:p text:style-name="P1"/>
            </office:annotation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9.0912">
            <text:p>19.09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41.5872">
            <text:p>41.587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64.0528">
            <text:p>64.0528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7.4608">
            <text:p>87.4608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08.832">
            <text:p>108.832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32.7568">
            <text:p>132.7568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55.3744">
            <text:p>155.3744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76.9584">
            <text:p>176.958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98.2688">
            <text:p>198.2688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20.6128">
            <text:p>220.6128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42.9568">
            <text:p>242.9568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268.0368">
            <text:p>268.0368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290.0464">
            <text:p>290.0464</text:p>
          </table:table-cell>
          <table:table-cell office:value-type="float" office:value="303">
            <text:p>303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309.928">
            <text:p>309.928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334.1872">
            <text:p>334.1872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354.9504">
            <text:p>354.9504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377.0208">
            <text:p>377.0208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399.8208">
            <text:p>399.8208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421.344">
            <text:p>421.344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443.5664">
            <text:p>443.5664</text:p>
          </table:table-cell>
          <table:table-cell office:value-type="float" office:value="467">
            <text:p>467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468.616">
            <text:p>468.616</text:p>
          </table:table-cell>
          <table:table-cell office:value-type="float" office:value="491">
            <text:p>491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490.8384">
            <text:p>490.8384</text:p>
          </table:table-cell>
          <table:table-cell office:value-type="float" office:value="514">
            <text:p>514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513">
            <text:p>513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532.5776">
            <text:p>532.5776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554.8608">
            <text:p>554.860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577.0528">
            <text:p>577.0528</text:p>
          </table:table-cell>
          <table:table-cell office:value-type="float" office:value="607">
            <text:p>607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600.1264">
            <text:p>600.1264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622.5008">
            <text:p>622.5008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646.1824">
            <text:p>646.1824</text:p>
          </table:table-cell>
          <table:table-cell office:value-type="float" office:value="677">
            <text:p>677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668.2224">
            <text:p>668.2224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690.5056">
            <text:p>690.5056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710.0224">
            <text:p>710.0224</text:p>
          </table:table-cell>
          <table:table-cell office:value-type="float" office:value="745">
            <text:p>745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732.0624">
            <text:p>732.0624</text:p>
          </table:table-cell>
          <table:table-cell office:value-type="float" office:value="768">
            <text:p>768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756.0176">
            <text:p>756.0176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778.3008">
            <text:p>778.3008</text:p>
          </table:table-cell>
          <table:table-cell office:value-type="float" office:value="814">
            <text:p>814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799.1248">
            <text:p>799.1248</text:p>
          </table:table-cell>
          <table:table-cell office:value-type="float" office:value="837">
            <text:p>837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821.4384">
            <text:p>821.4384</text:p>
          </table:table-cell>
          <table:table-cell office:value-type="float" office:value="860">
            <text:p>860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843.6912">
            <text:p>843.6912</text:p>
          </table:table-cell>
          <table:table-cell office:value-type="float" office:value="883">
            <text:p>883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866.4">
            <text:p>866.4</text:p>
          </table:table-cell>
          <table:table-cell office:value-type="float" office:value="906">
            <text:p>906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888.0448">
            <text:p>888.0448</text:p>
          </table:table-cell>
          <table:table-cell office:value-type="float" office:value="929">
            <text:p>929</text:p>
          </table:table-cell>
        </table:table-row>
        <table:table-row table:style-name="ro2">
          <table:table-cell office:value-type="float" office:value="4095">
            <text:p>4095</text:p>
          </table:table-cell>
          <table:table-cell office:value-type="float" office:value="910">
            <text:p>910</text:p>
          </table:table-cell>
          <table:table-cell office:value-type="float" office:value="952">
            <text:p>952</text:p>
          </table:table-cell>
        </table:table-row>
        <table:table-row table:style-name="ro2" table:number-rows-repeated="104853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6:21:42</meta:creation-date>
    <dc:date>2013-02-27T16:42:13</dc:date>
    <meta:editing-duration>PT5M21S</meta:editing-duration>
    <meta:editing-cycles>1</meta:editing-cycles>
    <meta:document-statistic meta:table-count="1" meta:cell-count="129"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line" chart:style-name="ch1">
        <chart:title svg:x="4.27cm" svg:y="0.315cm" chart:style-name="ch2">
          <text:p>Messung Titanum-M - 350 mA Modul</text:p>
        </chart:title>
        <chart:legend chart:legend-position="end" svg:x="13.238cm" svg:y="3.948cm" style:legend-expansion="high" chart:style-name="ch3"/>
        <chart:plot-area chart:style-name="ch4" table:cell-range-address="Sheet1.A1:Sheet1.C43" chart:data-source-has-labels="both" svg:x="1.331cm" svg:y="1.631cm" svg:width="11.267cm" svg:height="6.201cm">
          <chartooo:coordinate-region svg:x="2.323cm" svg:y="1.83cm" svg:width="10.145cm" svg:height="4.957cm"/>
          <chart:axis chart:dimension="x" chart:name="primary-x" chart:style-name="ch5" chartooo:axis-type="auto">
            <chartooo:date-scale/>
            <chart:title svg:x="6.113cm" svg:y="8.011cm" chart:style-name="ch6">
              <text:p>PWM Stufe</text:p>
            </chart:title>
            <chart:categories table:cell-range-address="Sheet1.A2:Sheet1.A43"/>
          </chart:axis>
          <chart:axis chart:dimension="y" chart:name="primary-y" chart:style-name="ch5">
            <chart:title svg:x="0.451cm" svg:y="6.693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Sheet1.B2:Sheet1.B43" chart:label-cell-address="Sheet1.B1:Sheet1.B1" chart:class="chart:line">
            <chart:data-point chart:repeated="42"/>
          </chart:series>
          <chart:series chart:style-name="ch10" chart:values-cell-range-address="Sheet1.C2:Sheet1.C43" chart:label-cell-address="Sheet1.C1:Sheet1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L2561</text:p>
                <draw:g>
                  <svg:desc>Sheet1.B1:Sheet1.B1</svg:desc>
                </draw:g>
              </table:table-cell>
              <table:table-cell office:value-type="string">
                <text:p>Luxmet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43</svg:desc>
                </draw:g>
              </table:table-cell>
              <table:table-cell office:value-type="float" office:value="0">
                <text:p>0</text:p>
                <draw:g>
                  <svg:desc>Sheet1.B2:Sheet1.B43</svg:desc>
                </draw:g>
              </table:table-cell>
              <table:table-cell office:value-type="float" office:value="0">
                <text:p>0</text:p>
                <draw:g>
                  <svg:desc>Sheet1.C2:Sheet1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0912">
                <text:p>19.0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1.5872">
                <text:p>41.58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4.0528">
                <text:p>64.0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7.4608">
                <text:p>87.46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8.832">
                <text:p>108.8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2.7568">
                <text:p>132.75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5.3744">
                <text:p>155.37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6.9584">
                <text:p>176.95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8.2688">
                <text:p>198.26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0.6128">
                <text:p>220.61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42.9568">
                <text:p>242.95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68.0368">
                <text:p>268.036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90.0464">
                <text:p>290.046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09.928">
                <text:p>309.92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34.1872">
                <text:p>334.18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54.9504">
                <text:p>354.950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77.0208">
                <text:p>377.02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9.8208">
                <text:p>399.820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21.344">
                <text:p>421.3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3.5664">
                <text:p>443.566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68.616">
                <text:p>468.61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90.8384">
                <text:p>490.838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13">
                <text:p>51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32.5776">
                <text:p>532.577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54.8608">
                <text:p>554.860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77.0528">
                <text:p>577.052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600.1264">
                <text:p>600.126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22.5008">
                <text:p>622.500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46.1824">
                <text:p>646.182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68.2224">
                <text:p>668.222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90.5056">
                <text:p>690.505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10.0224">
                <text:p>710.022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32.0624">
                <text:p>732.062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56.0176">
                <text:p>756.017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78.3008">
                <text:p>778.300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99.1248">
                <text:p>799.124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821.4384">
                <text:p>821.438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43.6912">
                <text:p>843.691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66.4">
                <text:p>866.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88.0448">
                <text:p>888.044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910">
                <text:p>910</text:p>
              </table:table-cell>
              <table:table-cell office:value-type="float" office:value="952">
                <text:p>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